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Species" table:style-name="ce1">
            <text:p>Species</text:p>
          </table:table-cell>
          <table:table-cell office:value-type="string" office:value="Frequência" table:style-name="ce1">
            <text:p>Frequência</text:p>
          </table:table-cell>
          <table:table-cell office:value-type="string" office:value="Frequência relativa" table:style-name="ce1">
            <text:p>Frequência relativa</text:p>
          </table:table-cell>
          <table:table-cell office:value-type="string" office:value="Porcentagem" table:style-name="ce1">
            <text:p>Porcentagem</text:p>
          </table:table-cell>
        </table:table-row>
        <table:table-row>
          <table:table-cell office:value-type="string" office:value="setosa" table:style-name="ce1">
            <text:p>setosa</text:p>
          </table:table-cell>
          <table:table-cell office:value-type="float" office:value="50" table:style-name="ce1">
            <text:p>50</text:p>
          </table:table-cell>
          <table:table-cell office:value-type="float" office:value="0.333333333333333" table:style-name="ce1">
            <text:p>0.333333333333333</text:p>
          </table:table-cell>
          <table:table-cell office:value-type="float" office:value="33.3333333333333" table:style-name="ce1">
            <text:p>33.3333333333333</text:p>
          </table:table-cell>
        </table:table-row>
        <table:table-row>
          <table:table-cell office:value-type="string" office:value="versicolor" table:style-name="ce1">
            <text:p>versicolor</text:p>
          </table:table-cell>
          <table:table-cell office:value-type="float" office:value="50" table:style-name="ce1">
            <text:p>50</text:p>
          </table:table-cell>
          <table:table-cell office:value-type="float" office:value="0.333333333333333" table:style-name="ce1">
            <text:p>0.333333333333333</text:p>
          </table:table-cell>
          <table:table-cell office:value-type="float" office:value="33.3333333333333" table:style-name="ce1">
            <text:p>33.3333333333333</text:p>
          </table:table-cell>
        </table:table-row>
        <table:table-row>
          <table:table-cell office:value-type="string" office:value="virginica" table:style-name="ce1">
            <text:p>virginica</text:p>
          </table:table-cell>
          <table:table-cell office:value-type="float" office:value="50" table:style-name="ce1">
            <text:p>50</text:p>
          </table:table-cell>
          <table:table-cell office:value-type="float" office:value="0.333333333333333" table:style-name="ce1">
            <text:p>0.333333333333333</text:p>
          </table:table-cell>
          <table:table-cell office:value-type="float" office:value="33.3333333333333" table:style-name="ce1">
            <text:p>33.333333333333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